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.setEndValue( double end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.setVelocity( double velo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.get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isOvershootClamp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isAtR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.currentValueIsApproximately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getRestDisplacement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getRestSpeed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setCurrentValue( double currentValue , boolean setAtR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.systemShouldAdv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getCurrentDisplacementDi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wasAt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removeListener( SpringListener listenerToRemo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.setSpringConfig( SpringConfig spring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.setRestDisplacementThreshold( double displacementFromRest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.setRestSpeedThreshold( double restSpeed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.getE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isOvershoot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.setOvershootClampingEnabled( boolean overshootClamping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.advance( double realDeltaTi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9">
            <text:p text:style-name="Table_20_Contents">59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Spr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getDisplacementDistanceForState( Physics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.Spring( BaseSpringSystem spring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.setCurrentValue( double curr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removeAll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.getCurr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addListener( SpringListener new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.setAt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.getSta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.interpolate( double 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.getVelo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